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69.96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72.51mm"/>
    </style:style>
    <style:style style:name="co6" style:family="table-column">
      <style:table-column-properties fo:break-before="auto" style:column-width="146.6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46.1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Manu</text:p>
          </table:table-cell>
          <table:table-cell table:style-name="ce3" office:value-type="string" calcext:value-type="string">
            <text:p>PartNo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DistPart</text:p>
          </table:table-cell>
          <table:table-cell table:style-name="ce7"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501</text:p>
          </table:table-cell>
          <table:table-cell office:value-type="string" calcext:value-type="string">
            <text:p>CR-1220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modusoft:BatteryHolder_HARWIN_S8411-45R_CR1220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S8411-45R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855-S8411-45R 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01, C203, C210, C302, C307, C406, C407, C408, C409, C501, C502, C605, C606, C609, C801, C802, C803, C901, C902, C903, C917, C918, C919, C920, C9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GPC080510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02, C103, C104, C105, C106, C107, C108, C109</text:p>
          </table:table-cell>
          <table:table-cell office:value-type="string" calcext:value-type="string">
            <text:p>1000u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10.0mm_P5.00m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202, C204, C205, C206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H475KA12L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81-GRM31CR71H475KA2L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7</text:p>
          </table:table-cell>
          <table:table-cell office:value-type="string" calcext:value-type="string">
            <text:p>1u/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71H105KA12L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81-GRM155R6YA105KE1D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GPC08051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9</text:p>
          </table:table-cell>
          <table:table-cell office:value-type="string" calcext:value-type="string">
            <text:p>180u/16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10x7.9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16SVP180MX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667-16SVP180MX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1</text:p>
          </table:table-cell>
          <table:table-cell office:value-type="string" calcext:value-type="string">
            <text:p>47u/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61C476KE15L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81-GRM32EC81C476KE5L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301, C303, C304, C305, C306, C308, C309, C310, C401, C402, C403, C404, C601, C602, C603, C604, C607, C608, C909, C910, C913, C914, C915, C916, C922, C92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GPC080510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04, C90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GPC080522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06, C9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C106KE15K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81-GRM21BR61C106KE5K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07, C908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GPC080522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11, C912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GPC080547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S3BB-13-F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ES3BB-13-F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621-ES3BB-F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2</text:p>
          </table:table-cell>
          <table:table-cell office:value-type="string" calcext:value-type="string">
            <text:p>VS-20BQ030HM3/5BT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VS-20BQ030HM3/5BT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8-VS-20BQ030HM35BT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SS36-E3/57T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<text:s/>SS36-E3/57T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625-SS36-E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01, D302, D303, D304</text:p>
          </table:table-cell>
          <table:table-cell office:value-type="string" calcext:value-type="string">
            <text:p>S1BB-13-F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S1BB-13-F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621-S1BB-F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PESD3V3L4UG</text:p>
          </table:table-cell>
          <table:table-cell office:value-type="string" calcext:value-type="string">
            <text:p>Power_Protection:PESD3V3L4UG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<text:s/>Nexperia</text:p>
          </table:table-cell>
          <table:table-cell office:value-type="string" calcext:value-type="string">
            <text:p>PESD3V3L4UG,115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771-PESD3V3L4UG-T/R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02</text:p>
          </table:table-cell>
          <table:table-cell office:value-type="string" calcext:value-type="string">
            <text:p>MBR0540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0540T1G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863-MBR0540T1G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03</text:p>
          </table:table-cell>
          <table:table-cell office:value-type="string" calcext:value-type="string">
            <text:p>MM3Z24VT1G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M3Z24VT1G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863-MM3Z24VT1G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2920_7451Metric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2920L150DR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76-2920L150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301, F302, F303, F304, F801</text:p>
          </table:table-cell>
          <table:table-cell office:value-type="string" calcext:value-type="string">
            <text:p>300mA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1812_4532Metric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MINISMDC030F-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650-MINISMDC030F-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Power 12V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modusoft:TerminalBlock_Phoenix_PTSM-0,5-2-HH-2.5-SMD_1x02-1MP_P2.50mm_Vertical</text:p>
          </table:table-cell>
          <table:table-cell table:style-name="ce5" office:value-type="string" calcext:value-type="string">
            <text:p>Phoenix</text:p>
          </table:table-cell>
          <table:table-cell table:style-name="ce5" office:value-type="string" calcext:value-type="string">
            <text:p>1778764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651-1778764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Phoenix</text:p>
          </table:table-cell>
          <table:table-cell table:style-name="ce5" office:value-type="string" calcext:value-type="string">
            <text:p>177883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651-1778832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COM1</text:p>
          </table:table-cell>
          <table:table-cell office:value-type="string" calcext:value-type="string">
            <text:p>Connector:8P8C</text:p>
          </table:table-cell>
          <table:table-cell office:value-type="string" calcext:value-type="string">
            <text:p>modusoft:Modular-MEBP8-8S</text:p>
          </table:table-cell>
          <table:table-cell table:number-columns-repeated="2"/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MEBP 8-8S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2</text:p>
          </table:table-cell>
          <table:table-cell office:value-type="string" calcext:value-type="string">
            <text:p>COM2</text:p>
          </table:table-cell>
          <table:table-cell office:value-type="string" calcext:value-type="string">
            <text:p>Connector:8P8C</text:p>
          </table:table-cell>
          <table:table-cell office:value-type="string" calcext:value-type="string">
            <text:p>modusoft:Modular-MEBP8-8S</text:p>
          </table:table-cell>
          <table:table-cell table:number-columns-repeated="2"/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MEBP 8-8S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3</text:p>
          </table:table-cell>
          <table:table-cell office:value-type="string" calcext:value-type="string">
            <text:p>COM3</text:p>
          </table:table-cell>
          <table:table-cell office:value-type="string" calcext:value-type="string">
            <text:p>Connector:8P8C</text:p>
          </table:table-cell>
          <table:table-cell office:value-type="string" calcext:value-type="string">
            <text:p>modusoft:Modular-MEBP8-8S</text:p>
          </table:table-cell>
          <table:table-cell table:number-columns-repeated="2"/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MEBP 8-8S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4</text:p>
          </table:table-cell>
          <table:table-cell office:value-type="string" calcext:value-type="string">
            <text:p>COM4</text:p>
          </table:table-cell>
          <table:table-cell office:value-type="string" calcext:value-type="string">
            <text:p>Connector:8P8C</text:p>
          </table:table-cell>
          <table:table-cell office:value-type="string" calcext:value-type="string">
            <text:p>modusoft:Modular-MEBP8-8S</text:p>
          </table:table-cell>
          <table:table-cell table:number-columns-repeated="2"/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MEBP 8-8S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01</text:p>
          </table:table-cell>
          <table:table-cell office:value-type="string" calcext:value-type="string">
            <text:p>BeagleBone J9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Socket_2.54mm:PinSocket_2x23_P2.54mm_Vertical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02</text:p>
          </table:table-cell>
          <table:table-cell office:value-type="string" calcext:value-type="string">
            <text:p>BeagleBone J8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Socket_2.54mm:PinSocket_2x23_P2.54mm_Vertical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05</text:p>
          </table:table-cell>
          <table:table-cell office:value-type="string" calcext:value-type="string">
            <text:p>BeagleBone J1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01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Connector:4P4C</text:p>
          </table:table-cell>
          <table:table-cell office:value-type="string" calcext:value-type="string">
            <text:p>modusoft:Modular-MEBP4-4S</text:p>
          </table:table-cell>
          <table:table-cell table:number-columns-repeated="2"/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MEBP 4-4S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02</text:p>
          </table:table-cell>
          <table:table-cell office:value-type="string" calcext:value-type="string">
            <text:p>ENC0</text:p>
          </table:table-cell>
          <table:table-cell office:value-type="string" calcext:value-type="string">
            <text:p>Connector:4P4C</text:p>
          </table:table-cell>
          <table:table-cell office:value-type="string" calcext:value-type="string">
            <text:p>modusoft:Modular-MEBP4-4S</text:p>
          </table:table-cell>
          <table:table-cell table:number-columns-repeated="2"/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MEBP 4-4S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03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Connector:4P4C</text:p>
          </table:table-cell>
          <table:table-cell office:value-type="string" calcext:value-type="string">
            <text:p>modusoft:Modular-MEBP4-4S</text:p>
          </table:table-cell>
          <table:table-cell table:number-columns-repeated="2"/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MEBP 4-4S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01</text:p>
          </table:table-cell>
          <table:table-cell office:value-type="string" calcext:value-type="string">
            <text:p>Audio Out</text:p>
          </table:table-cell>
          <table:table-cell office:value-type="string" calcext:value-type="string">
            <text:p>Connector:6P6C</text:p>
          </table:table-cell>
          <table:table-cell office:value-type="string" calcext:value-type="string">
            <text:p>modusoft:Modular-MEBP6-6S</text:p>
          </table:table-cell>
          <table:table-cell table:number-columns-repeated="2"/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MEBP 6-6S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02</text:p>
          </table:table-cell>
          <table:table-cell office:value-type="string" calcext:value-type="string">
            <text:p>DISP</text:p>
          </table:table-cell>
          <table:table-cell office:value-type="string" calcext:value-type="string">
            <text:p>Connector_Generic:Conn_01x40</text:p>
          </table:table-cell>
          <table:table-cell office:value-type="string" calcext:value-type="string">
            <text:p>Connector_FFC-FPC:TE_4-1734839-0_1x40-1MP_P0.5mm_Horizontal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4-1734592-0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571-4-1734592-0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01, L203</text:p>
          </table:table-cell>
          <table:table-cell office:value-type="string" calcext:value-type="string">
            <text:p>600R@100MHz/2A</text:p>
          </table:table-cell>
          <table:table-cell office:value-type="string" calcext:value-type="string">
            <text:p>Device:L_Core_Ferrite</text:p>
          </table:table-cell>
          <table:table-cell office:value-type="string" calcext:value-type="string">
            <text:p>modusoft:WE_742792040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WE_CBF 742792040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10-742792040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0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L_Core_Ferrite</text:p>
          </table:table-cell>
          <table:table-cell office:value-type="string" calcext:value-type="string">
            <text:p>Inductor_SMD:L_Wuerth_WE-PDF_Handsoldering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WE_PDF 7447798221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10-7447798221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401, L601, L602, L603</text:p>
          </table:table-cell>
          <table:table-cell office:value-type="string" calcext:value-type="string">
            <text:p>1k@100MHz</text:p>
          </table:table-cell>
          <table:table-cell office:value-type="string" calcext:value-type="string">
            <text:p>Device:L_Core_Ferrite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Würth</text:p>
          </table:table-cell>
          <table:table-cell office:value-type="float" office:value="742792096" calcext:value-type="float">
            <text:p>742792096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10-742792096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0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L_Core_Ferrite</text:p>
          </table:table-cell>
          <table:table-cell office:value-type="string" calcext:value-type="string">
            <text:p>Inductor_SMD:L_Wuerth_MAPI-2510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74404024100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710-7440402410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01</text:p>
          </table:table-cell>
          <table:table-cell office:value-type="string" calcext:value-type="string">
            <text:p>BC846</text:p>
          </table:table-cell>
          <table:table-cell office:value-type="string" calcext:value-type="string">
            <text:p>Transistor_BJT:BC846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C846BLT1G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863-BC846BLT1G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801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Transistor_FET:BSS8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SS84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512-BSS8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120k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02, R301, R601, R602, R603, R604, R605, R606, R802, R803, R901, R909, R9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10k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3, R104, R402, R40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4k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61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6ENF6192V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667-ERJ-6ENF6192V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82k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3, R906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20k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02, R303, R907, R908, R910, R911, R9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100k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1, R80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200k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04, R912, R9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100R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0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22R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02, R90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470R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04, R905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27k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4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GPR08052R7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N801, RN802, RN803, RN804, RN80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cave_4x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XB-V8V220JV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XB-V8V220JV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M22670M-5_0</text:p>
          </table:table-cell>
          <table:table-cell office:value-type="string" calcext:value-type="string">
            <text:p>mds-vreg:LM22670M-5_0</text:p>
          </table:table-cell>
          <table:table-cell office:value-type="string" calcext:value-type="string">
            <text:p>modusoft:HSOP-8-1EP_3.9x4.9mm_P1.27mm_EP2.41x3.1mm_ThermalVias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2670MRE-5.0/NOPB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926-LM22670MRE50NOPB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01, U302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Interface_UART:MAX3232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s/>MAX3232EID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95-MAX3232EID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01, U402</text:p>
          </table:table-cell>
          <table:table-cell office:value-type="string" calcext:value-type="string">
            <text:p>MCP1700-1802E_SOT23</text:p>
          </table:table-cell>
          <table:table-cell office:value-type="string" calcext:value-type="string">
            <text:p>Regulator_Linear:MCP1700-1802E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1700T-1802E/TT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79-MCP1700T1802E/TT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03, U801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Interface: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PCA9306DCTR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95-PCA9306DCTR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4</text:p>
          </table:table-cell>
          <table:table-cell office:value-type="string" calcext:value-type="string">
            <text:p>ICM20948</text:p>
          </table:table-cell>
          <table:table-cell office:value-type="string" calcext:value-type="string">
            <text:p>mds-misc:ICM20948</text:p>
          </table:table-cell>
          <table:table-cell office:value-type="string" calcext:value-type="string">
            <text:p>modusoft:QFN-24-1EP_3x3mm_P0.4mm_EP1.75x1.6mm_NP</text:p>
          </table:table-cell>
          <table:table-cell office:value-type="string" calcext:value-type="string">
            <text:p>TDK InvenSense</text:p>
          </table:table-cell>
          <table:table-cell office:value-type="string" calcext:value-type="string">
            <text:p>ICM-20948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410-ICM-20948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DS1338-33</text:p>
          </table:table-cell>
          <table:table-cell office:value-type="string" calcext:value-type="string">
            <text:p>Timer_RTC:DS1307Z+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338Z-33+T&amp;R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00-DS1338Z-33T&amp;R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24LC01</text:p>
          </table:table-cell>
          <table:table-cell office:value-type="string" calcext:value-type="string">
            <text:p>Memory_EEPROM:24LC01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24LC01B-I/SN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79-24LC01B-I/SN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601, U602, U605, U902</text:p>
          </table:table-cell>
          <table:table-cell office:value-type="string" calcext:value-type="string">
            <text:p>MCP1700-3302E_SOT23</text:p>
          </table:table-cell>
          <table:table-cell office:value-type="string" calcext:value-type="string">
            <text:p>Regulator_Linear:MCP1700-3302E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79-MCP1700T3302E/TT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03, U604</text:p>
          </table:table-cell>
          <table:table-cell office:value-type="string" calcext:value-type="string">
            <text:p>MS5611</text:p>
          </table:table-cell>
          <table:table-cell office:value-type="string" calcext:value-type="string">
            <text:p>mds-misc:MS5611</text:p>
          </table:table-cell>
          <table:table-cell office:value-type="string" calcext:value-type="string">
            <text:p>Package_LGA:LGA-8_3x5mm_P1.25mm</text:p>
          </table:table-cell>
          <table:table-cell office:value-type="string" calcext:value-type="string">
            <text:p>Measurement Specialties</text:p>
          </table:table-cell>
          <table:table-cell office:value-type="string" calcext:value-type="string">
            <text:p>MS561101BA03-50 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824-MS561101BA03-50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AMS5915</text:p>
          </table:table-cell>
          <table:table-cell office:value-type="string" calcext:value-type="string">
            <text:p>mds-misc:AMS5915</text:p>
          </table:table-cell>
          <table:table-cell office:value-type="string" calcext:value-type="string">
            <text:p>modusoft:AMS5915</text:p>
          </table:table-cell>
          <table:table-cell table:number-columns-repeated="2"/>
          <table:table-cell table:style-name="ce5" office:value-type="string" calcext:value-type="string">
            <text:p>Amsys GmbH &amp; Co. KK</text:p>
          </table:table-cell>
          <table:table-cell table:style-name="ce5" office:value-type="string" calcext:value-type="string">
            <text:p>AMS5915-0050-D-N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02</text:p>
          </table:table-cell>
          <table:table-cell office:value-type="string" calcext:value-type="string">
            <text:p>DS2482-100</text:p>
          </table:table-cell>
          <table:table-cell office:value-type="string" calcext:value-type="string">
            <text:p>mds-misc:DS2482-100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2482S-100+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00-DS2482S-100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PCM5101A</text:p>
          </table:table-cell>
          <table:table-cell office:value-type="string" calcext:value-type="string">
            <text:p>Audio:PCM5101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PCM5101APWR 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95-PCM5101APWR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LM4990MM</text:p>
          </table:table-cell>
          <table:table-cell office:value-type="string" calcext:value-type="string">
            <text:p>Amplifier_Audio:LM4990MM</text:p>
          </table:table-cell>
          <table:table-cell office:value-type="string" calcext:value-type="string">
            <text:p>Package_SO:TSSOP-8_3x3mm_P0.65mm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4990MM/NOPB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926-LM4990MM/NOPB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4</text:p>
          </table:table-cell>
          <table:table-cell office:value-type="string" calcext:value-type="string">
            <text:p>TS3A24159DGSR</text:p>
          </table:table-cell>
          <table:table-cell office:value-type="string" calcext:value-type="string">
            <text:p>Analog_Switch:TS3A24159DGSR</text:p>
          </table:table-cell>
          <table:table-cell office:value-type="string" calcext:value-type="string">
            <text:p>Package_SO:TSSOP-10_3x3mm_P0.5mm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S3A24159DGS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S3A24159DGSR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5</text:p>
          </table:table-cell>
          <table:table-cell office:value-type="string" calcext:value-type="string">
            <text:p>SN65HVDA540</text:p>
          </table:table-cell>
          <table:table-cell office:value-type="string" calcext:value-type="string">
            <text:p>Interface_CAN_LIN:TJA1049T-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A540QDR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65HVDA540QDR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6</text:p>
          </table:table-cell>
          <table:table-cell office:value-type="string" calcext:value-type="string">
            <text:p>FAN5333B</text:p>
          </table:table-cell>
          <table:table-cell office:value-type="string" calcext:value-type="string">
            <text:p>Regulator_Switching:SC4503TSK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FAN5333BSX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FAN5333BSX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32.768kHz/12.5pF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.327-12.5-34B-TR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20-327-12.5-34B</text:p>
          </table:table-cell>
          <table:table-cell table:number-columns-repeated="1013"/>
        </table:table-row>
        <table:table-row table:style-name="ro1" table:number-rows-repeated="104850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.00.0000</text:date>, <text:time style:data-style-name="N2" text:time-value="17:39:09.0435451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3:13:51.564939502</meta:creation-date>
    <dc:date>2020-11-28T17:17:01.952123521</dc:date>
    <meta:editing-duration>P1DT17M12S</meta:editing-duration>
    <meta:editing-cycles>4</meta:editing-cycles>
    <meta:generator>LibreOffice/6.1.5.2$Linux_X86_64 LibreOffice_project/10$Build-2</meta:generator>
    <meta:document-statistic meta:table-count="1" meta:cell-count="646" meta:object-count="0"/>
  </office:meta>
</office:document-meta>
</file>